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1">
      <style:paragraph-properties fo:text-align="center" style:justify-single-word="false"/>
      <style:text-properties fo:font-size="16pt" style:font-size-asian="16pt" style:font-size-complex="16pt"/>
    </style:style>
    <style:style style:name="P3" style:family="paragraph" style:parent-style-name="Text_20_body">
      <style:paragraph-properties fo:text-align="start" style:justify-single-word="false"/>
    </style:style>
    <style:style style:name="P4" style:family="paragraph" style:parent-style-name="Text_20_body" style:list-style-name="L2"/>
    <style:style style:name="P5" style:family="paragraph" style:parent-style-name="Text_20_body">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italic" style:font-style-asian="italic" style:font-style-complex="italic"/>
    </style:style>
    <style:style style:name="P11" style:family="paragraph" style:parent-style-name="Text_20_body" style:list-style-name="L7"/>
    <style:style style:name="P12" style:family="paragraph" style:parent-style-name="Text_20_body" style:list-style-name="L8">
      <style:paragraph-properties fo:margin-left="0cm" fo:margin-right="0cm" fo:text-indent="0cm" style:auto-text-indent="false"/>
    </style:style>
    <style:style style:name="P13" style:family="paragraph" style:parent-style-name="Text_20_body" style:list-style-name="L9"/>
    <style:style style:name="P14" style:family="paragraph" style:parent-style-name="Text_20_body" style:list-style-name="L10"/>
    <style:style style:name="T1"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tracked-changes>
        <text:changed-region text:id="ct126710448">
          <text:insertion>
            <office:change-info>
              <dc:creator>peter erzberger</dc:creator>
              <dc:date>2007-09-07T11:09:00</dc:date>
            </office:change-info>
          </text:insertion>
        </text:changed-region>
        <text:changed-region text:id="ct127498168">
          <text:insertion>
            <office:change-info>
              <dc:creator>peter erzberger</dc:creator>
              <dc:date>2007-09-07T11:11:00</dc:date>
            </office:change-info>
          </text:insertion>
        </text:changed-region>
        <text:changed-region text:id="ct126710696">
          <text:insertion>
            <office:change-info>
              <dc:creator>peter erzberger</dc:creator>
              <dc:date>2007-09-07T11:09:00</dc:date>
            </office:change-info>
          </text:insertion>
        </text:changed-region>
        <text:changed-region text:id="ct126219832">
          <text:insertion>
            <office:change-info>
              <dc:creator>peter erzberger</dc:creator>
              <dc:date>2007-09-07T11:12:00</dc:date>
            </office:change-info>
          </text:insertion>
        </text:changed-region>
        <text:changed-region text:id="ct126220136">
          <text:insertion>
            <office:change-info>
              <dc:creator>peter erzberger</dc:creator>
              <dc:date>2007-09-07T11:13:00</dc:date>
            </office:change-info>
          </text:insertion>
        </text:changed-region>
        <text:changed-region text:id="ct126638360">
          <text:deletion>
            <office:change-info>
              <dc:creator>peter erzberger</dc:creator>
              <dc:date>2007-09-07T11:16:00</dc:date>
            </office:change-info>
            <text:p text:style-name="Text_20_body">e</text:p>
          </text:deletion>
        </text:changed-region>
        <text:changed-region text:id="ct126675856">
          <text:insertion>
            <office:change-info>
              <dc:creator>peter erzberger</dc:creator>
              <dc:date>2007-09-07T11:19:00</dc:date>
            </office:change-info>
          </text:insertion>
        </text:changed-region>
        <text:changed-region text:id="ct126638152">
          <text:insertion>
            <office:change-info>
              <dc:creator>peter erzberger</dc:creator>
              <dc:date>2007-09-07T11:20:00</dc:date>
            </office:change-info>
          </text:insertion>
        </text:changed-region>
        <text:changed-region text:id="ct126675648">
          <text:insertion>
            <office:change-info>
              <dc:creator>peter erzberger</dc:creator>
              <dc:date>2007-09-07T11:21:00</dc:date>
            </office:change-info>
          </text:insertion>
        </text:changed-region>
        <text:changed-region text:id="ct126675752">
          <text:insertion>
            <office:change-info>
              <dc:creator>peter erzberger</dc:creator>
              <dc:date>2007-09-07T11:22:00</dc:date>
            </office:change-info>
          </text:insertion>
        </text:changed-region>
        <text:changed-region text:id="ct126742640">
          <text:deletion>
            <office:change-info>
              <dc:creator>peter erzberger</dc:creator>
              <dc:date>2007-09-07T11:36:00</dc:date>
            </office:change-info>
            <text:p text:style-name="Text_20_body">e</text:p>
          </text:deletion>
        </text:changed-region>
        <text:changed-region text:id="ct126193128">
          <text:insertion>
            <office:change-info>
              <dc:creator>peter erzberger</dc:creator>
              <dc:date>2007-09-07T11:25:00</dc:date>
            </office:change-info>
          </text:insertion>
        </text:changed-region>
        <text:changed-region text:id="ct126193336">
          <text:deletion>
            <office:change-info>
              <dc:creator>peter erzberger</dc:creator>
              <dc:date>2007-09-07T11:25:00</dc:date>
            </office:change-info>
            <text:p text:style-name="Text_20_body">u</text:p>
          </text:deletion>
        </text:changed-region>
        <text:changed-region text:id="ct126675960">
          <text:deletion>
            <office:change-info>
              <dc:creator>peter erzberger</dc:creator>
              <dc:date>2007-09-07T11:25:00</dc:date>
            </office:change-info>
            <text:p text:style-name="Text_20_body">e</text:p>
          </text:deletion>
        </text:changed-region>
        <text:changed-region text:id="ct126193488">
          <text:insertion>
            <office:change-info>
              <dc:creator>peter erzberger</dc:creator>
              <dc:date>2007-09-07T11:25:00</dc:date>
            </office:change-info>
          </text:insertion>
        </text:changed-region>
        <text:changed-region text:id="ct126193232">
          <text:deletion>
            <office:change-info>
              <dc:creator>peter erzberger</dc:creator>
              <dc:date>2007-09-07T11:25:00</dc:date>
            </office:change-info>
            <text:p text:style-name="Text_20_body">u</text:p>
          </text:deletion>
        </text:changed-region>
        <text:changed-region text:id="ct126193640">
          <text:deletion>
            <office:change-info>
              <dc:creator>peter erzberger</dc:creator>
              <dc:date>2007-09-07T11:25:00</dc:date>
            </office:change-info>
            <text:p text:style-name="Text_20_body">e</text:p>
          </text:deletion>
        </text:changed-region>
        <text:changed-region text:id="ct126193944">
          <text:insertion>
            <office:change-info>
              <dc:creator>peter erzberger</dc:creator>
              <dc:date>2007-09-07T11:30:00</dc:date>
            </office:change-info>
          </text:insertion>
        </text:changed-region>
        <text:changed-region text:id="ct164903688">
          <text:insertion>
            <office:change-info>
              <dc:creator>peter erzberger</dc:creator>
              <dc:date>2007-09-10T08:39:00</dc:date>
            </office:change-info>
          </text:insertion>
        </text:changed-region>
        <text:changed-region text:id="ct164710192">
          <text:insertion>
            <office:change-info>
              <dc:creator>peter erzberger</dc:creator>
              <dc:date>2007-09-10T08:40:00</dc:date>
            </office:change-info>
          </text:insertion>
        </text:changed-region>
        <text:changed-region text:id="ct129860072">
          <text:deletion>
            <office:change-info>
              <dc:creator>peter erzberger</dc:creator>
              <dc:date>2007-09-07T11:34:00</dc:date>
            </office:change-info>
            <text:p text:style-name="Text_20_body">im</text:p>
          </text:deletion>
        </text:changed-region>
        <text:changed-region text:id="ct126193792">
          <text:deletion>
            <office:change-info>
              <dc:creator>peter erzberger</dc:creator>
              <dc:date>2007-09-07T11:34:00</dc:date>
            </office:change-info>
            <text:p text:style-name="Text_20_body">Modell</text:p>
          </text:deletion>
        </text:changed-region>
        <text:changed-region text:id="ct126797944">
          <text:insertion>
            <office:change-info>
              <dc:creator>peter erzberger</dc:creator>
              <dc:date>2007-09-07T11:34:00</dc:date>
            </office:change-info>
          </text:insertion>
        </text:changed-region>
        <text:changed-region text:id="ct126844832">
          <text:deletion>
            <office:change-info>
              <dc:creator>peter erzberger</dc:creator>
              <dc:date>2007-09-07T11:36:00</dc:date>
            </office:change-info>
            <text:p text:style-name="P1">e</text:p>
          </text:deletion>
        </text:changed-region>
        <text:changed-region text:id="ct129686952">
          <text:insertion>
            <office:change-info>
              <dc:creator>peter erzberger</dc:creator>
              <dc:date>2007-09-07T11:37:00</dc:date>
            </office:change-info>
          </text:insertion>
        </text:changed-region>
        <text:changed-region text:id="ct126761080">
          <text:insertion>
            <office:change-info>
              <dc:creator>peter erzberger</dc:creator>
              <dc:date>2007-09-07T11: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aktor-IPS: Attribute Value Constraints</text:h>
      <text:p text:style-name="P3"/>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2">
        <text:list-item>
          <text:p text:style-name="P4">Die Versicherungssumme darf nur 1, 3 oder 5 Mio Euro betragen.</text:p>
        </text:list-item>
        <text:list-item>
          <text:p text:style-name="P4">Ist kein Selbstbehalt vereinbart dürfen nur 3 und 5 Mio Euro als Versicherungssumme vereinbart werden.</text:p>
        </text:list-item>
        <text:list-item>
          <text:p text:style-name="P4">Die Versicherungssumme muss mindestens 10.000 Euro und nicht mehr als 2000 Euro pro <text:s/>qm Wohnfläche betragen.</text:p>
        </text:list-item>
      </text:list>
      <text:p text:style-name="Text_20_body">Die Beispiele zeigen bereits, dass es unterschiedliche Typen von Attribute Value Constraints gibt. Zur Beschreibung der unterschiedlichen Typen, kategorisieren wir zunächst Mengen von zulässigen Werten nach den folgenden <text:change-start text:change-id="ct126710448"/>gleichberechtigten, horizontalen ?<text:change-end text:change-id="ct126710448"/>drei Kriterien. </text:p>
      <text:p text:style-name="P5">1.) Nach der Art der zulässigen Wertemenge</text:p>
      <text:list text:style-name="L3">
        <text:list-item>
          <text:p text:style-name="P6">Bereiche<text:line-break/>Beispiel: Das Alter des Versicherungsnehmer muss zwischen 18 und 99 Jahren liegen.</text:p>
        </text:list-item>
        <text:list-item>
          <text:p text:style-name="P6">Aufzählungen<text:line-break/>Beispiel: Erlaubt sind die Versicherungssummen 1, 3 und 5 Mio. Euro.</text:p>
        </text:list-item>
        <text:list-item>
          <text:p text:style-name="P6">Sonstige<text:line-break/>Zum Beispiel kann man die zulässigen Werte für Attribute vom Datentyp String durch reguläre Ausdrücke beschreiben. Diese werden hier erst einmal nicht weiter betrachtet.</text:p>
        </text:list-item>
      </text:list>
      <text:p text:style-name="P5">2.) Nach der Abhängigkeit der Menge der zulässigen Werte von anderen Objekteigenschaften</text:p>
      <text:list text:style-name="L4">
        <text:list-item>
          <text:p text:style-name="P7">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7">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Text_20_body">todo: hier fehlt noch die Unterscheidung zwischen gleichberechtigten Attribute (Beispiel VS, SB) und Attribute, bei denen eines als das abhängige und andere als unveränderlich gelten.</text:p>
      <text:p text:style-name="P5">3.) Nach dem „Ort“ der Ablage der zulässigen Werte</text:p>
      <text:list text:style-name="L5">
        <text:list-item>
          <text:p text:style-name="P8">im Modell<text:change-start text:change-id="ct127498168"/> vertrags und produktseitig unterscheiden?<text:change-end text:change-id="ct127498168"/><text:line-break/>Die zulässigen Werte sind im Modell in Form von Konstanten oder Berechnungsvorschriften<text:change-start text:change-id="ct126710696"/>??<text:change-end text:change-id="ct126710696"/> festgelegt. </text:p>
        </text:list-item>
        <text:list-item>
          <text:p text:style-name="P8">in der Produktkonfiguration<text:line-break/>Die zulässigen Werte sind in Form von Konstanten oder Berechnungvorschriften Teil der Konfigurationsdaten. Die zulässigen Konfigurationsmöglichkeiten können (müssen aber nicht) durch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 letzte Kriterium kann man natürlich auch als Spezialfall des zweiten sehen, da das Produkt, auf dem ein Vertrag basiert, eine Vertragseigenschaft darstellt. Wegen der besonderen Bedeutung (für Faktor-IPS) behandeln wir dies aber getrennt.</text:p>
      <text:h text:style-name="Heading_20_1" text:outline-level="1">Bereichs-Constraint für ein Attribut</text:h>
      <text:p text:style-name="Text_20_body">Mit der Modellierung einer Bereichs-Constraint wird im Modell festgelegt, dass die zulässigen Werte eines Attributes durch einen Bereich eingeschränkt sind. Eine Bereichs-Contraint hat die folgenden Eigenschaften:</text:p>
      <text:list text:style-name="L6">
        <text:list-item>
          <text:p text:style-name="P9">Das Attribut welches eingeschränkt wird.</text:p>
        </text:list-item>
        <text:list-item>
          <text:p text:style-name="P9">Modellseitiger<text:change-start text:change-id="ct126219832"/> (wenn mit modellseitiger vertrags oder produktseitig <text:change-end text:change-id="ct126219832"/><text:change-start text:change-id="ct126220136"/>gemeint ist)<text:change-end text:change-id="ct126220136"/> konstanter Bereich als Obermenge der zulässigen Werte.</text:p>
        </text:list-item>
        <text:list-item>
          <text:p text:style-name="P9">Berechneter Bereich ja/nein</text:p>
        </text:list-item>
        <text:list-item>
          <text:p text:style-name="P9">Art der Konfiguration<text:line-break/> - keine Konfiguration möglich<text:line-break/> - Definition einer konstanten Teilmenge (nur falls kein<text:change text:change-id="ct126638360"/> berechneter Bereich)<text:line-break/> - Berechnungsvorschrift für Ober- und Untermengen. (nur falls berechneter Bereich)</text:p>
        </text:list-item>
        <text:list-item>
          <text:p text:style-name="P9">Fehlermeldung falls die Constraint verletzt wird.<text:change-start text:change-id="ct126675856"/></text:p>
        </text:list-item>
      </text:list>
      <text:p text:style-name="Text_20_body"><text:change-end text:change-id="ct126675856"/><text:change-start text:change-id="ct126638152"/>Wird der Fall dass man den Bereich berechnen möchte, aber nicht konfigurierbar<text:change-end text:change-id="ct126638152"/><text:change-start text:change-id="ct126675648"/> ist, also eine Implementierung durch den Programmier erfolgt, dadurch erreicht, das man einen berechneten Bereich hat aber k<text:change-end text:change-id="ct126675648"/><text:change-start text:change-id="ct126675752"/>eine Konfiguration möglich ist?<text:change-end text:change-id="ct126675752"/></text:p>
      <text:p text:style-name="P10">Aktueller Stand: </text:p>
      <text:p text:style-name="P10">Modellseitiger konstanter Bereich als Obermenge der zulässigen Werte wird am Attribut definiert. Konfigurationsmöglichkeit Keine = not product relevant. Konfigurationsmöglichkeit Konstante Teilmenge = product relevant. Berechnungsvorschriften auf Produktseite fehlen.</text:p>
      <text:h text:style-name="Heading_20_1" text:outline-level="1">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7">
        <text:list-item>
          <text:p text:style-name="P11">Das Attribut<text:change text:change-id="ct126742640"/> welches eingeschränkt wird.</text:p>
        </text:list-item>
        <text:list-item>
          <text:p text:style-name="P11">Modellseitige Aufzählung als Obermenge der zulässigen Werte<text:line-break/>Häufig werden bei Aufzählungen modellseitig die zulässigen Werte nicht eingeschränkt. So ist es zum Beispiel nicht sinnvoll die möglichen Versicherungssummen bereits im Modell vorzugeben. Dies soll genau eine Konfigurationsmöglichkeit darstellen.<text:line-break/>Wenn im Modell Aufzählungen angegeben werden, dann haben sie i.d.R. den Charakter von EnumDatatypes. Hinterlegt man im Modell, dass für das Attribut „Zahlweise“ die Werte 1, 2, 4, 12 erlaubt sind, könnte man Alternativ hierzu einen Datentyp Zahlweise einführen.</text:p>
        </text:list-item>
        <text:list-item>
          <text:p text:style-name="P11">Berechnete Aufzählung ja/nein</text:p>
        </text:list-item>
        <text:list-item>
          <text:p text:style-name="P11">Art der Konfiguration<text:line-break/> - keine Konfiguration möglich<text:line-break/> - Definition einer konstanten Teilmenge <text:line-break/> (falls im Modell eine Obermenge definiert w<text:change-start text:change-id="ct126193128"/>i<text:change-end text:change-id="ct126193128"/><text:change text:change-id="ct126193336"/>rd<text:change text:change-id="ct126675960"/> und berechnet=nein)<text:line-break/> - Aufzählung der erlaubten Werte <text:line-break/> (falls im Modell <text:span text:style-name="T1">keine</text:span> Obermenge definiert w<text:change-start text:change-id="ct126193488"/>i<text:change-end text:change-id="ct126193488"/><text:change text:change-id="ct126193232"/>rd<text:change text:change-id="ct126193640"/> und berechnet=“nein“)<text:line-break/> - Berechnungsvorschrift zur Ermittlung einer Teilmenge<text:line-break/> (falls im Modell eine Obermenge definiert wurde und berechnet=“ja“)<text:line-break/> - Aufzählung der erlaubten Werte und Berechnungsvorschrift für zustandsabhängige <text:line-break/> Einschränkungen.<text:change-start text:change-id="ct126193944"/>Wird diese Unterscheidung von der vorherigen benötigt?<text:change-end text:change-id="ct126193944"/><text:line-break/> (falls im Modell <text:span text:style-name="T1">keine</text:span> Obermenge definiert wurde und berechnet=ja)<text:change-start text:change-id="ct164903688"/><text:line-break/>Wie sieht es mit den Aufzählungswerten aus einer Tabelle aus oder ist das unter Punkt 4 abgedeckt und wir <text:change-end text:change-id="ct164903688"/><text:change-start text:change-id="ct164710192"/>unterstützen Mengen in der Formelsprache ;-)?<text:change-end text:change-id="ct164710192"/></text:p>
        </text:list-item>
        <text:list-item>
          <text:p text:style-name="P11">Fehlermeldung falls die Constraint verletzt wird.</text:p>
        </text:list-item>
      </text:list>
      <text:p text:style-name="P10">Aktueller Stand: </text:p>
      <text:p text:style-name="P10">Modellseitiger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1" text:outline-level="1">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text:change text:change-id="ct129860072"/><text:s/><text:change text:change-id="ct126193792"/><text:change-start text:change-id="ct126797944"/><text:s/>in der Konfiguration<text:change-end text:change-id="ct126797944"/>. Diese Constraint hat die folgenden Eigenschaften:</text:p>
      <text:list text:style-name="L8">
        <text:list-item>
          <text:p text:style-name="P12">Das Attribut<text:change text:change-id="ct126844832"/> welches eingeschränkt wird.</text:p>
        </text:list-item>
        <text:list-item>
          <text:p text:style-name="P12">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9">
        <text:list-item>
          <text:p text:style-name="P13">Fehlermeldung falls die Constraint verletzt wird.</text:p>
        </text:list-item>
      </text:list>
      <text:p text:style-name="P10">Aktueller Stand: Geht gar nicht.</text:p>
      <text:h text:style-name="Heading_20_1" text:outline-level="1">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0">
        <text:list-item>
          <text:p text:style-name="P14">Liste der gleichberechtigten Attribute</text:p>
        </text:list-item>
        <text:list-item>
          <text:p text:style-name="P14">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p>
      <text:p text:style-name="P10">Aktueller Stand: </text:p>
      <text:p text:style-name="P10">Kann man über Tabellen und Validierungsregeln abbilden. Allerdings kann man an den gleichberechtigten Attributen zusätzlich noch Aufzählungen hinterlegen, die keinen Zusammenhang zu den Werten in der Tabelle haben.<text:change-start text:change-id="ct129686952"/></text:p>
      <text:p text:style-name="P10"/>
      <text:p text:style-name="P10">Was passiert bei einem Wechsel von einer Bereichs oder Aufzählungs Constraint zu einer Generellen Wer<text:change-end text:change-id="ct129686952"/><text:change-start text:change-id="ct126761080"/>temenge Constraint<text:change-end text:change-id="ct1267610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7-05-17T11:14:26</meta:creation-date>
    <dc:creator>peter erzberger</dc:creator>
    <dc:date>2007-09-10T08:40:17</dc:date>
    <meta:printed-by>peter erzberger</meta:printed-by>
    <meta:print-date>2007-09-07T15:55:05</meta:print-date>
    <dc:language>de-DE</dc:language>
    <meta:editing-cycles>156</meta:editing-cycles>
    <meta:editing-duration>P6DT12H53M59S</meta:editing-duration>
    <meta:user-defined meta:name="Info 1"/>
    <meta:user-defined meta:name="Info 2"/>
    <meta:user-defined meta:name="Info 3"/>
    <meta:user-defined meta:name="Info 4"/>
    <meta:document-statistic meta:table-count="0" meta:image-count="0" meta:object-count="0" meta:page-count="4" meta:paragraph-count="64" meta:word-count="1154" meta:character-count="8780"/>
  </office:meta>
</office:document-meta>
</file>